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QueryBuilderFactory.getSpanQuery( 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QueryBuilderFactory.addBuilder( String nodeName , SpanQuery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QueryBuilderFactory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